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427cm" style:use-optimal-column-width="false"/>
    </style:style>
    <style:style style:name="co2" style:family="table-column">
      <style:table-column-properties style:column-width="4.989cm" style:use-optimal-column-width="false"/>
    </style:style>
    <style:style style:name="co3" style:family="table-column">
      <style:table-column-properties style:column-width="3.972cm" style:use-optimal-column-width="false"/>
    </style:style>
    <style:style style:name="co4" style:family="table-column">
      <style:table-column-properties style:column-width="2.816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482cm" style:use-optimal-column-width="false"/>
    </style:style>
    <style:style style:name="co7" style:family="table-column">
      <style:table-column-properties style:column-width="4.056cm" style:use-optimal-column-width="false"/>
    </style:style>
    <style:style style:name="co8" style:family="table-column">
      <style:table-column-properties style:column-width="3.279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3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end" style:text-autospace="none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style:text-autospace="none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203cm" svg:height="4.906cm" svg:x="6.328cm" svg:y="1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peciesID</text:span></text:p>
              </table:table-cell>
              <table:table-cell>
                <text:p text:style-name="P1"><text:span text:style-name="T1">Genus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Tax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O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ordii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S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spectabilis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EO</text:span></text:p>
              </table:table-cell>
              <table:table-cell>
                <text:p text:style-name="P1"><text:span text:style-name="T2">Eumeces</text:span></text:p>
              </table:table-cell>
              <table:table-cell>
                <text:p text:style-name="P1"><text:span text:style-name="T2">obsoletus</text:span></text:p>
              </table:table-cell>
              <table:table-cell>
                <text:p text:style-name="P1"><text:span text:style-name="T2">Rept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161cm" svg:height="6.368cm" svg:x="1.084cm" svg:y="4.7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4" table:default-cell-style-name="ce1">
              <table:table-cell>
                <text:p text:style-name="P1"><text:span text:style-name="T1">Record</text:span></text:p>
              </table:table-cell>
              <table:table-cell>
                <text:p text:style-name="P1"><text:span text:style-name="T1">Month</text:span></text:p>
              </table:table-cell>
              <table:table-cell>
                <text:p text:style-name="P1"><text:span text:style-name="T1">Day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Plot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Sex</text:span></text:p>
              </table:table-cell>
              <table:table-cell>
                <text:p text:style-name="P1"><text:span text:style-name="T1">Weight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1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3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3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2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3</text:span></text:p>
              </table:table-cell>
              <table:table-cell table:style-name="ce4">
                <text:p text:style-name="P2"><text:span text:style-name="T2">OT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27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2">DO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59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4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2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39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9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8.796cm" svg:height="1.987cm" svg:x="5.142cm" svg:y="1.108cm">
          <draw:text-box>
            <text:p text:style-name="P1"><text:span text:style-name="T3">Databases - 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3.876cm" svg:height="12.911cm" svg:x="2.54cm" svg:y="3.302cm">
          <draw:text-box>
            <text:p><text:span text:style-name="T4">1. Import the species table:</text:span></text:p>
            <text:p><text:span text:style-name="T4"/></text:p>
            <text:p><text:span text:style-name="T4">All columns are TEXT</text:span></text:p>
            <text:p><text:span text:style-name="T4"/></text:p>
            <text:p><text:span text:style-name="T4">2. Import the plots table:</text:span></text:p>
            <text:p><text:span text:style-name="T4"/></text:p>
            <text:p><text:span text:style-name="T4">The first column is INTEGER</text:span></text:p>
            <text:p><text:span text:style-name="T4">The second column is TEXT</text:span></text:p>
            <text:p><text:span text:style-name="T4"/></text:p>
            <text:p><text:span text:style-name="T4">3. If necessary, finish the surveys table impo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day, month, year, species ID, and weight in m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23.876cm" svg:height="6.581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day, month, year, species ID, and weight for individuals caught on plot 1 that weigh more than 0.075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genus, species, and taxon, sorted alphabetically by tax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3.876cm" svg:height="10.379cm" svg:x="2.286cm" svg:y="3.591cm">
          <draw:text-box>
            <text:p><text:span text:style-name="T4">Write a query for the surveys table that returns:</text:span></text:p>
            <text:p><text:span text:style-name="T4"/></text:p>
            <text:p><text:span text:style-name="T4">* The three date fields, species ID, and weight in kilograms (rounded to two </text:span></text:p>
            <text:p><text:span text:style-name="T4">decimal places), </text:span></text:p>
            <text:p><text:span text:style-name="T4">* For rodents captured in 1999</text:span></text:p>
            <text:p><text:span text:style-name="T4">* Ordered alphabetically by the species I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4.638cm" svg:height="7.847cm" svg:x="2.032cm" svg:y="3.556cm">
          <draw:text-box>
            <text:p><text:span text:style-name="T4">Write two queries for the surveys table that return:</text:span></text:p>
            <text:p><text:span text:style-name="T4"/></text:p>
            <text:p><text:span text:style-name="T4">1. Year and count of number of individuals</text:span></text:p>
            <text:p><text:span text:style-name="T4"/></text:p>
            <text:p><text:span text:style-name="T4">2. The species, year, and average weights in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1. genus, species and weight of every individ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White</meta:initial-creator>
    <meta:creation-date>2013-02-05T22:25:42</meta:creation-date>
    <meta:editing-duration>PT10H22M46S</meta:editing-duration>
    <meta:editing-cycles>22</meta:editing-cycles>
    <dc:date>2013-03-24T07:33:10</dc:date>
    <dc:creator>Ethan White</dc:creator>
    <meta:generator>LibreOffice/3.6$Linux_X86_64 LibreOffice_project/360m1$Build-2</meta:generator>
    <meta:document-statistic meta:object-count="47"/>
  </office:meta>
</office:document-meta>
</file>